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9cm"/>
    </style:style>
    <style:style style:name="co2" style:family="table-column">
      <style:table-column-properties fo:break-before="auto" style:column-width="2.87cm"/>
    </style:style>
    <style:style style:name="co3" style:family="table-column">
      <style:table-column-properties fo:break-before="auto" style:column-width="3.034cm"/>
    </style:style>
    <style:style style:name="co4" style:family="table-column">
      <style:table-column-properties fo:break-before="auto" style:column-width="1.201cm"/>
    </style:style>
    <style:style style:name="co5" style:family="table-column">
      <style:table-column-properties fo:break-before="auto" style:column-width="3.88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81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>
            <text:p>Oryginał</text:p>
          </table:table-cell>
          <table:table-cell table:style-name="ce1" office:value-type="string">
            <text:p>Polski</text:p>
          </table:table-cell>
          <table:table-cell/>
          <table:table-cell table:style-name="ce1" office:value-type="string">
            <text:p>Do ujednolicenia:</text:p>
          </table:table-cell>
          <table:table-cell table:number-columns-repeated="2"/>
          <table:table-cell table:style-name="ce1" office:value-type="string">
            <text:p>Niejasności:</text:p>
          </table:table-cell>
        </table:table-row>
        <table:table-row table:style-name="ro1">
          <table:table-cell/>
          <table:table-cell table:style-name="ce1" table:number-columns-repeated="2"/>
          <table:table-cell table:number-columns-repeated="5"/>
        </table:table-row>
        <table:table-row table:style-name="ro2">
          <table:table-cell/>
          <table:table-cell office:value-type="string">
            <text:p>addressee</text:p>
          </table:table-cell>
          <table:table-cell office:value-type="string">
            <text:p>adresat</text:p>
          </table:table-cell>
          <table:table-cell/>
          <table:table-cell office:value-type="string">
            <text:p>Web services</text:p>
          </table:table-cell>
          <table:table-cell office:value-type="string">
            <text:p>usługi internetowe</text:p>
          </table:table-cell>
          <table:table-cell/>
          <table:table-cell office:value-type="string">
            <text:p>locksmith</text:p>
          </table:table-cell>
        </table:table-row>
        <table:table-row table:style-name="ro2">
          <table:table-cell/>
          <table:table-cell office:value-type="string">
            <text:p>false</text:p>
          </table:table-cell>
          <table:table-cell office:value-type="string">
            <text:p>nie</text:p>
          </table:table-cell>
          <table:table-cell/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o</text:p>
          </table:table-cell>
          <table:table-cell office:value-type="string">
            <text:p>przejdź</text:p>
          </table:table-cell>
          <table:table-cell/>
          <table:table-cell office:value-type="string">
            <text:p>\\\' itp.</text:p>
          </table:table-cell>
          <table:table-cell office:value-type="string">
            <text:p>\”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recipient</text:p>
          </table:table-cell>
          <table:table-cell office:value-type="string">
            <text:p>beneficjent</text:p>
          </table:table-cell>
          <table:table-cell/>
          <table:table-cell office:value-type="string">
            <text:p>view</text:p>
          </table:table-cell>
          <table:table-cell office:value-type="string">
            <text:p>widok czy wyświetl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how</text:p>
          </table:table-cell>
          <table:table-cell office:value-type="string">
            <text:p>pokaż</text:p>
          </table:table-cell>
          <table:table-cell/>
          <table:table-cell office:value-type="string">
            <text:p>pop u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ubmit</text:p>
          </table:table-cell>
          <table:table-cell office:value-type="string">
            <text:p>wyślij</text:p>
          </table:table-cell>
          <table:table-cell/>
          <table:table-cell office:value-type="string">
            <text:p>error message</text:p>
          </table:table-cell>
          <table:table-cell office:value-type="string">
            <text:p>komunikat błędu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ue</text:p>
          </table:table-cell>
          <table:table-cell office:value-type="string">
            <text:p>tak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view</text:p>
          </table:table-cell>
          <table:table-cell office:value-type="string">
            <text:p>wyświet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view</text:p>
          </table:table-cell>
          <table:table-cell office:value-type="string">
            <text:p>widok</text:p>
          </table:table-cell>
          <table:table-cell table:number-columns-repeated="5"/>
        </table:table-row>
      </table:table>
      <table:database-ranges>
        <table:database-range table:target-range-address="Arkusz1.B4:Arkusz1.C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0">10.03.2010</text:date>, <text:time>19:26:4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Wojciech Kapusta</meta:initial-creator>
    <meta:creation-date>2010-03-10T12:42:38</meta:creation-date>
    <dc:date>2010-03-10T19:26:44</dc:date>
    <dc:creator>Wojciech Kapusta</dc:creator>
    <meta:editing-duration>PT02H50M36S</meta:editing-duration>
    <meta:editing-cycles>6</meta:editing-cycles>
    <meta:generator>OpenOffice.org/3.1$Unix OpenOffice.org_project/310m19$Build-9420</meta:generator>
    <meta:document-statistic meta:table-count="1" meta:cell-count="34" meta:object-count="0"/>
    <meta:user-defined meta:name="qrichtext">1</meta:user-defined>
  </office:meta>
</office:document-meta>
</file>